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33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licazione distribuita e tecnologie per il web</text:p>
      <text:p text:style-name="P2"/>
      <text:p text:style-name="P2"/>
      <text:p text:style-name="P2"/>
      <text:p text:style-name="P5"/>
      <text:p text:style-name="P5"/>
      <text:p text:style-name="P5">Un applicazione<text:span text:style-name="T1"> client-server</text:span> è un applicazione distribuita.</text:p>
      <text:p text:style-name="P5">Il client e il server risiedono su unità distinte.</text:p>
      <text:p text:style-name="P5"/>
      <text:p text:style-name="P5">GUI</text:p>
      <text:p text:style-name="P5">Elaborazione</text:p>
      <text:p text:style-name="P5">gestione permanente dei dati</text:p>
      <text:p text:style-name="P5"/>
      <text:p text:style-name="P5">Architettura a due livelli o a tre livelli</text:p>
      <text:p text:style-name="P5"/>
      <text:p text:style-name="P5">Sistemi client-server a due livelli: il server fornisce direttamente la risorsa senza attingere ad altre applicazioni.</text:p>
      <text:p text:style-name="P5"/>
      <text:p text:style-name="P3">Sistema distribuito: </text:p>
      <text:p text:style-name="P4">GUI</text:p>
      <text:p text:style-name="P4">RETE </text:p>
      <text:p text:style-name="P4">GUI</text:p>
      <text:p text:style-name="P4">PROG. APPLICATIVI</text:p>
      <text:p text:style-name="P4">DATI</text:p>
      <text:p text:style-name="P4"/>
      <text:p text:style-name="P1">Sistema remoto:</text:p>
      <text:p text:style-name="P4">GUI <text:s/></text:p>
      <text:p text:style-name="P4">RETE</text:p>
      <text:p text:style-name="P4">PROG. APPLICATIVI</text:p>
      <text:p text:style-name="P4">DATI</text:p>
      <text:p text:style-name="P4"/>
      <text:p text:style-name="P1">Logica dell'applicazione suddivisa tra client e server. </text:p>
      <text:p text:style-name="P4">GUI <text:s/></text:p>
      <text:p text:style-name="P4">PROG. APPLICATIVI</text:p>
      <text:p text:style-name="P4">RETE</text:p>
      <text:p text:style-name="P4">PROG. APPLICATIVI</text:p>
      <text:p text:style-name="P4">DATI</text:p>
      <text:p text:style-name="P4"/>
      <text:p text:style-name="P6">Accesso remoto ai dati</text:p>
      <text:p text:style-name="P4">GUI <text:s/></text:p>
      <text:p text:style-name="P4">PROG. APPLICATIVI</text:p>
      <text:p text:style-name="P4">RETE</text:p>
      <text:p text:style-name="P4">DATI</text:p>
      <text:p text:style-name="P4"/>
      <text:p text:style-name="P1">Database distribuito</text:p>
      <text:p text:style-name="P4"><text:soft-page-break/>GUI</text:p>
      <text:p text:style-name="P4">PROG. APPLICATIVI </text:p>
      <text:p text:style-name="P4">DATI</text:p>
      <text:p text:style-name="P4">RETE</text:p>
      <text:p text:style-name="P4">DATI</text:p>
      <text:p text:style-name="P4"/>
      <text:p text:style-name="P4"/>
      <text:p text:style-name="P4">Nell'architettura a tre livelli:</text:p>
      <text:p text:style-name="P4">Ogni server è caratterizzato in uno scopo specific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18S</meta:editing-duration>
    <meta:editing-cycles>8</meta:editing-cycles>
    <meta:generator>LibreOffice/5.2.1.2$Windows_x86 LibreOffice_project/31dd62db80d4e60af04904455ec9c9219178d620</meta:generator>
    <dc:date>2017-12-02T09:23:43.635000000</dc:date>
    <meta:document-statistic meta:table-count="0" meta:image-count="0" meta:object-count="0" meta:page-count="2" meta:paragraph-count="38" meta:word-count="111" meta:character-count="751" meta:non-whitespace-character-count="668"/>
    <meta:user-defined meta:name="Info 1"/>
    <meta:user-defined meta:name="Info 2"/>
    <meta:user-defined meta:name="Info 3"/>
    <meta:user-defined meta:name="Info 4"/>
  </office:meta>
</office:document-meta>
</file>